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bfad" officeooo:paragraph-rsid="0010bfad"/>
    </style:style>
    <style:style style:name="P2" style:family="paragraph" style:parent-style-name="Standard" style:list-style-name="L1">
      <style:text-properties officeooo:rsid="0010bfad" officeooo:paragraph-rsid="0010bfa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recuperación</text:p>
      <text:p text:style-name="P1"/>
      <text:p text:style-name="P1">Para aprobar este ejercicio, el alumno debe elegir dos opciones de las siguientes:</text:p>
      <text:p text:style-name="P1"/>
      <text:list xml:id="list4190123601513725587" text:style-name="L1">
        <text:list-item>
          <text:p text:style-name="P2">GTK: Realizar una interfaz gráfica usando la clase Coche. La cuál debe realizarse una ventana en la cuál se nos permita crear coches, adjuntándole a la estructura correspondiente todos los atributos dados a partir de nuestra ventana. Para ello debe utilizarse la tecnología GTK.</text:p>
          <text:p text:style-name="P2"/>
        </text:list-item>
        <text:list-item>
          <text:p text:style-name="P2">Libev &amp; socket: Crear un programa el cuál un cliente se conecte a un servidor. Dicho servidor usando libev, si recibe un evento de lectura debe escribir la información en un fichero. Debe controlarse la salida controlada (cierre del fichero y de los sockets) cuando se recibe una señal SIGINT.</text:p>
        </text:list-item>
      </text:list>
      <text:p text:style-name="P1"/>
      <text:p text:style-name="P1"><text:tab/>Ayuda: Ejercicio proporcionado en clase para explicar sockets y eventos. <text:tab/>http://1984.lsi.us.es/~pablo/curso-c/</text:p>
      <text:list xml:id="list124237328049005" text:continue-numbering="true" text:style-name="L1">
        <text:list-header>
          <text:p text:style-name="P2"/>
        </text:list-header>
        <text:list-item>
          <text:p text:style-name="P2">Libjansson: Exportar nuestros objetos coches usando el formato JSON, creando una función snprintf_json en la clase coche (ayuda: fijarse en la función snprintf implementada en la clase coche). Crear un programa el cuál importe dicho coche creando un árbol json_t e imprimir dicho árbol. En este apartado, se debe usar la tecnología Libjansson.</text:p>
          <text:p text:style-name="P2"/>
        </text:list-item>
        <text:list-item>
          <text:p text:style-name="P2">Libsqlite: Crear una Base de Datos usando la tecnología Libsqlite, la cuál debe crear una tablar la cuál almacene la información de nuestros objetos coches.</text:p>
        </text:list-item>
      </text:list>
      <text:p text:style-name="P1"/>
      <text:p text:style-name="P1">Dichos ejercicios, deben ser enviados a la dirección &lt;<text:a xlink:type="simple" xlink:href="mailto:alvaro@soleta.eu" text:style-name="Internet_20_link" text:visited-style-name="Visited_20_Internet_20_Link">alvaro@soleta.eu</text:a>&gt;. Deben de estar en un fichero de tipo tar.gz o .zip. La fecha límite para la entrega del ejercicio es el <text:span text:style-name="T1">1 de Mayo inclus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4-21T12:28:20.603623525</meta:creation-date>
    <dc:date>2015-04-21T12:42:35.616935064</dc:date>
    <dc:creator>alvaro </dc:creator>
    <meta:editing-duration>PT14M15S</meta:editing-duration>
    <meta:editing-cycles>1</meta:editing-cycles>
    <meta:document-statistic meta:table-count="0" meta:image-count="0" meta:object-count="0" meta:page-count="1" meta:paragraph-count="11" meta:word-count="239" meta:character-count="1490" meta:non-whitespace-character-count="1264"/>
    <meta:generator>LibreOffice/4.3.3.2$Linux_X86_64 LibreOffice_project/430m0$Build-2</meta:generator>
  </office:meta>
</office:document-meta>
</file>